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Entrenamiento</text:p>
          </table:table-cell>
          <table:table-cell office:value-type="string" calcext:value-type="string">
            <text:p>Resumen Proceso</text:p>
          </table:table-cell>
          <table:table-cell office:value-type="string" calcext:value-type="string">
            <text:p>Mejores Modelos</text:p>
          </table:table-cell>
          <table:table-cell office:value-type="string" calcext:value-type="string">
            <text:p>Full Mejores Modelos</text:p>
          </table:table-cell>
          <table:table-cell office:value-type="string" calcext:value-type="string">
            <text:p>Validación Cruzad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RRIE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RRIE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ORRIE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ORRIEN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22:22:37.129681354</meta:creation-date>
    <dc:date>2018-08-13T23:48:46.825223944</dc:date>
    <meta:editing-duration>PT33M45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